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a38b3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style:text-underline-style="none" fo:font-weight="bold" officeooo:paragraph-rsid="29a62dcb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50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375" style:family="text">
      <style:text-properties officeooo:rsid="23613ae9"/>
    </style:style>
    <style:style style:name="T376" style:family="text">
      <style:text-properties style:use-window-font-color="true"/>
    </style:style>
    <style:style style:name="T377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8" style:family="text">
      <style:text-properties style:use-window-font-color="true" style:font-name="標楷體1" officeooo:rsid="1f9386ea" style:font-name-asian="標楷體1"/>
    </style:style>
    <style:style style:name="T379" style:family="text">
      <style:text-properties style:use-window-font-color="true" style:font-name="標楷體1" officeooo:rsid="24743952" style:font-name-asian="標楷體1"/>
    </style:style>
    <style:style style:name="T380" style:family="text">
      <style:text-properties style:use-window-font-color="true" style:font-name="標楷體1" officeooo:rsid="0a7edee9" style:font-name-asian="標楷體1"/>
    </style:style>
    <style:style style:name="T381" style:family="text">
      <style:text-properties style:use-window-font-color="true" style:font-name="標楷體1" officeooo:rsid="2b6f314a" style:font-name-asian="標楷體1" style:font-name-complex="標楷體"/>
    </style:style>
    <style:style style:name="T382" style:family="text">
      <style:text-properties style:use-window-font-color="true" style:font-name="標楷體1" officeooo:rsid="22dc8a2b" style:font-name-asian="標楷體1" style:font-name-complex="標楷體"/>
    </style:style>
    <style:style style:name="T383" style:family="text">
      <style:text-properties style:use-window-font-color="true" style:font-name="標楷體1" officeooo:rsid="2174cae9" style:font-name-asian="標楷體1" style:font-name-complex="標楷體"/>
    </style:style>
    <style:style style:name="T384" style:family="text">
      <style:text-properties style:use-window-font-color="true" style:font-name="標楷體1" officeooo:rsid="1052d88c" style:font-name-asian="標楷體1" style:font-name-complex="標楷體"/>
    </style:style>
    <style:style style:name="T385" style:family="text">
      <style:text-properties style:use-window-font-color="true" style:font-name="標楷體1" officeooo:rsid="1d9bb035" style:font-name-asian="標楷體1"/>
    </style:style>
    <style:style style:name="T386" style:family="text">
      <style:text-properties style:use-window-font-color="true" style:font-name="標楷體1" officeooo:rsid="1ec0176a" style:font-name-asian="標楷體1"/>
    </style:style>
    <style:style style:name="T387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3" style:family="text">
      <style:text-properties style:use-window-font-color="true" style:font-name="標楷體1" style:text-underline-style="none" officeooo:rsid="1f9386ea" style:font-name-asian="標楷體1"/>
    </style:style>
    <style:style style:name="T394" style:family="text">
      <style:text-properties style:use-window-font-color="true" style:font-name="標楷體1" officeooo:rsid="3b049f57"/>
    </style:style>
    <style:style style:name="T395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5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officeooo:rsid="24ffe503" style:font-name-asian="標楷體1" style:font-name-complex="標楷體"/>
    </style:style>
    <style:style style:name="T407" style:family="text">
      <style:text-properties style:use-window-font-color="true" officeooo:rsid="22961a9d" style:font-name-asian="標楷體1" style:font-name-complex="標楷體"/>
    </style:style>
    <style:style style:name="T408" style:family="text">
      <style:text-properties style:use-window-font-color="true" officeooo:rsid="2b6f314a" style:font-name-asian="標楷體1" style:font-name-complex="標楷體"/>
    </style:style>
    <style:style style:name="T409" style:family="text">
      <style:text-properties style:use-window-font-color="true" officeooo:rsid="2e2d83da" style:font-name-asian="標楷體1" style:font-name-complex="標楷體"/>
    </style:style>
    <style:style style:name="T410" style:family="text">
      <style:text-properties style:use-window-font-color="true" officeooo:rsid="0d786957" style:font-name-asian="標楷體1" style:font-name-complex="標楷體"/>
    </style:style>
    <style:style style:name="T411" style:family="text">
      <style:text-properties style:use-window-font-color="true" officeooo:rsid="1ec0176a" style:font-name-asian="標楷體1"/>
    </style:style>
    <style:style style:name="T412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3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4" style:family="text">
      <style:text-properties style:use-window-font-color="true" style:font-name="標楷體" officeooo:rsid="3024cad5"/>
    </style:style>
    <style:style style:name="T415" style:family="text">
      <style:text-properties style:use-window-font-color="true" style:font-name="標楷體" officeooo:rsid="3b2e013a" style:font-name-asian="標楷體" style:font-name-complex="標楷體"/>
    </style:style>
    <style:style style:name="T416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1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2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font-name="Liberation Serif1" style:text-underline-style="solid" style:text-underline-width="auto" style:text-underline-color="font-color" officeooo:rsid="1687b0d4"/>
    </style:style>
    <style:style style:name="T424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6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7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8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9" style:family="text">
      <style:text-properties style:font-name="Liberation Serif1" style:text-underline-style="none" officeooo:rsid="1687b0d4"/>
    </style:style>
    <style:style style:name="T430" style:family="text">
      <style:text-properties style:font-name="Liberation Serif1" style:text-underline-style="none" officeooo:rsid="20d79c6e"/>
    </style:style>
    <style:style style:name="T431" style:family="text">
      <style:text-properties style:font-name="Liberation Serif1" style:text-underline-style="none" style:font-name-asian="標楷體1"/>
    </style:style>
    <style:style style:name="T432" style:family="text">
      <style:text-properties style:font-name="Liberation Serif1" style:text-underline-style="none" officeooo:rsid="1231e459" style:font-name-asian="標楷體1"/>
    </style:style>
    <style:style style:name="T433" style:family="text">
      <style:text-properties style:font-name="Liberation Serif1" style:text-underline-style="none" officeooo:rsid="09d95731" style:font-name-asian="標楷體1"/>
    </style:style>
    <style:style style:name="T434" style:family="text">
      <style:text-properties style:font-name="Liberation Serif1" style:text-underline-style="none" officeooo:rsid="0d6637af" style:font-name-asian="標楷體1"/>
    </style:style>
    <style:style style:name="T435" style:family="text">
      <style:text-properties style:font-name="Liberation Serif1" officeooo:rsid="126a5feb" style:font-name-asian="標楷體1" style:font-name-complex="標楷體"/>
    </style:style>
    <style:style style:name="T436" style:family="text">
      <style:text-properties style:font-name="Liberation Serif1" officeooo:rsid="2e2d83da" style:font-name-asian="標楷體1" style:font-name-complex="標楷體"/>
    </style:style>
    <style:style style:name="T437" style:family="text">
      <style:text-properties style:font-name="Liberation Serif1" officeooo:rsid="25b36d8c" style:font-name-asian="標楷體1"/>
    </style:style>
    <style:style style:name="T438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0" style:family="text">
      <style:text-properties style:font-name="標楷體" officeooo:rsid="2c3d3bd6" style:font-name-asian="標楷體1"/>
    </style:style>
    <style:style style:name="T441" style:family="text">
      <style:text-properties style:font-name="標楷體" officeooo:rsid="1c149dca" style:font-name-asian="標楷體1" style:font-name-complex="標楷體"/>
    </style:style>
    <style:style style:name="T442" style:family="text">
      <style:text-properties style:font-name="標楷體" officeooo:rsid="3024cad5" style:font-name-asian="標楷體1" style:font-name-complex="標楷體"/>
    </style:style>
    <style:style style:name="T443" style:family="text">
      <style:text-properties style:font-name="標楷體" officeooo:rsid="1f6c0774" style:font-name-asian="標楷體1"/>
    </style:style>
    <style:style style:name="T444" style:family="text">
      <style:text-properties style:font-name="標楷體" officeooo:rsid="3024cad5"/>
    </style:style>
    <style:style style:name="T445" style:family="text">
      <style:text-properties fo:color="#1c1c1c" style:font-name="標楷體1" officeooo:rsid="24743952" style:font-name-asian="標楷體1"/>
    </style:style>
    <style:style style:name="T446" style:family="text">
      <style:text-properties fo:color="#1c1c1c" style:font-name="標楷體1" officeooo:rsid="2659534a" style:font-name-asian="標楷體1"/>
    </style:style>
    <style:style style:name="T447" style:family="text">
      <style:text-properties fo:color="#1c1c1c" style:font-name="標楷體1" officeooo:rsid="21803323" style:font-name-asian="標楷體1"/>
    </style:style>
    <style:style style:name="T448" style:family="text">
      <style:text-properties fo:color="#1c1c1c" style:font-name="標楷體1" officeooo:rsid="0a7edee9" style:font-name-asian="標楷體1"/>
    </style:style>
    <style:style style:name="T449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f67499e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7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8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9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0" style:family="text">
      <style:text-properties style:font-name-complex="標楷體"/>
    </style:style>
    <style:style style:name="T891" style:family="text">
      <style:text-properties fo:color="#050505" style:font-name="標楷體1" officeooo:rsid="0a7edee9" style:font-name-complex="標楷體"/>
    </style:style>
    <style:style style:name="T892" style:family="text">
      <style:text-properties fo:color="#050505" style:font-name="標楷體1" officeooo:rsid="243d0543" style:font-name-complex="標楷體"/>
    </style:style>
    <style:style style:name="T893" style:family="text">
      <style:text-properties fo:color="#050505" officeooo:rsid="0a7edee9" style:font-name-complex="標楷體"/>
    </style:style>
    <style:style style:name="T894" style:family="text">
      <style:text-properties officeooo:rsid="2f9be6fe"/>
    </style:style>
    <style:style style:name="T895" style:family="text">
      <style:text-properties officeooo:rsid="2af8317e"/>
    </style:style>
    <style:style style:name="T896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9" style:family="text">
      <style:text-properties style:text-position="sub 58%" style:font-name="標楷體1" officeooo:rsid="25521bf4" style:font-name-asian="標楷體1" style:font-name-complex="Mangal"/>
    </style:style>
    <style:style style:name="T900" style:family="text">
      <style:text-properties style:text-position="sub 58%" style:font-name="標楷體1" officeooo:rsid="2556dec7" style:font-name-asian="標楷體1" style:font-name-complex="Mangal"/>
    </style:style>
    <style:style style:name="T901" style:family="text">
      <style:text-properties style:text-position="sub 58%" style:font-name="標楷體1" officeooo:rsid="313d3bb1"/>
    </style:style>
    <style:style style:name="T902" style:family="text">
      <style:text-properties style:text-position="sub 58%" style:font-name="標楷體1" officeooo:rsid="0a7edee9"/>
    </style:style>
    <style:style style:name="T903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4" style:family="text">
      <style:text-properties officeooo:rsid="30bfac1e"/>
    </style:style>
    <style:style style:name="T905" style:family="text">
      <style:text-properties officeooo:rsid="25ec4233"/>
    </style:style>
    <style:style style:name="T906" style:family="text">
      <style:text-properties fo:color="#ffbf00" officeooo:rsid="1d9bb035" style:font-name-asian="標楷體1"/>
    </style:style>
    <style:style style:name="T907" style:family="text">
      <style:text-properties officeooo:rsid="3b2f5919"/>
    </style:style>
    <style:style style:name="T908" style:family="text">
      <style:text-properties officeooo:rsid="3cb6cc3e"/>
    </style:style>
    <style:style style:name="T909" style:family="text">
      <style:text-properties style:font-name="Liberation Serif" officeooo:rsid="0d9ffef4" style:font-name-asian="標楷體1" style:font-name-complex="Liberation Serif"/>
    </style:style>
    <style:style style:name="T910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1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2" style:family="text">
      <style:text-properties officeooo:rsid="3b2e013a"/>
    </style:style>
    <style:style style:name="T913" style:family="text">
      <style:text-properties style:font-name="Arial" officeooo:rsid="23613ae9" style:font-name-asian="Arial"/>
    </style:style>
    <style:style style:name="T914" style:family="text">
      <style:text-properties style:font-name="Arial" officeooo:rsid="20270b52" style:font-name-asian="Arial"/>
    </style:style>
    <style:style style:name="T915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1">跨領域移植、</text:span><text:span text:style-name="T257">工具、新知生活化</text:span><text:span text:style-name="T434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3">數學公理、發現數學、創造數學、汽車、齒輪比、差動轉向機構、拉馬努金、</text:span><text:span text:style-name="T431">程式語言、機械語言、投影世界觀、概念、莊子、大道、象形文字、概念型文字、數學型文字、數學工具、</text:span><text:span text:style-name="T257">作業系統</text:span><text:span text:style-name="T431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6">存在</text:span><text:span text:style-name="T432">，。</text:span></text:p>
            </text:list-item>
          </text:list>
        </text:list-item>
        <text:list-item>
          <text:p text:style-name="P351"><text:bookmark-start text:name="_ (第2本)"/>_ (第2本)<text:bookmark-end text:name="_ (第2本)"/></text:p>
          <text:list>
            <text:list-item>
              <text:p text:style-name="P352"><text:span text:style-name="T34">太空船</text:span><text:span text:style-name="T59">，行星型太空船、船內文明、船外文明。</text:span></text:p>
            </text:list-item>
            <text:list-item>
              <text:p text:style-name="P352"><text:span text:style-name="T34">&lt;_?</text:span><text:span text:style-name="T35">3_&gt;個</text:span><text:span text:style-name="T423">體 的 構成</text:span><text:span text:style-name="T429">，程式語言</text:span><text:span text:style-name="T430">、</text:span><text:span text:style-name="T429">機械語言、機械碼、</text:span><text:span text:style-name="T56">python</text:span><text:span text:style-name="T429">。</text:span></text:p>
            </text:list-item>
            <text:list-item>
              <text:p text:style-name="P353"><text:span text:style-name="T92">&lt;_?</text:span><text:span text:style-name="T93">3_&gt;個</text:span><text:span text:style-name="T423">體 的 構成</text:span><text:span text:style-name="T429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9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1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2">遙視、穿越 與 微分</text:span><text:span text:style-name="T450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3">↔</text:span><text:span text:style-name="T149"> 力，意識層 </text:span><text:span text:style-name="T913">↔</text:span><text:span text:style-name="T149"> 光</text:span><text:span text:style-name="T340">。</text:span></text:p>
            </text:list-item>
          </text:list>
        </text:list-item>
        <text:list-item>
          <text:p text:style-name="P351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901">正</text:span><text:span text:style-name="T279">折射、</text:span><text:span text:style-name="T295">法線</text:span><text:span text:style-name="T902">零</text:span><text:span text:style-name="T279">折射、</text:span><text:span text:style-name="T295">法線</text:span><text:span text:style-name="T902">負</text:span><text:span text:style-name="T279">折射、</text:span><text:span text:style-name="T295">法線</text:span><text:span text:style-name="T901">零點</text:span><text:span text:style-name="T295">反射、法線</text:span><text:span text:style-name="T901">高維度</text:span><text:span text:style-name="T295">反射、法線</text:span><text:span text:style-name="T901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5">脫核、紅血球、激活論、信念生物學、分形、</text:span><text:span text:style-name="T444">θ波、反覆練習、</text:span><text:span text:style-name="T414">帶核紅血球</text:span><text:span text:style-name="T444">、</text:span><text:span text:style-name="T414">脫核紅血球</text:span><text:span text:style-name="T284">、流程圖</text:span><text:span text:style-name="T681">、宗量層級、能量層級、儲量層級、有機體奇點、聲流學、材料學、基因工程、</text:span><text:span text:style-name="T397">幹細胞</text:span><text:span text:style-name="T681">、本能型、傳承型繁殖、傳承型演化、</text:span><text:span text:style-name="T853">自然觸發、條件觸發、突變觸發、有機體奇點觸發、</text:span><text:span text:style-name="T681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5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9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90">主意識層級</text:span><text:span text:style-name="T482">，第零層級意識、</text:span><text:span text:style-name="T481">第零層級主意識、智慧果實、絕緣體、超導體、現實沉浸感</text:span><text:span text:style-name="T482">。</text:span></text:p>
            </text:list-item>
            <text:list-item>
              <text:p text:style-name="P278"><text:span text:style-name="T473">湧現</text:span><text:span text:style-name="T472">，水豚、共生、蜜蜂、群體層級、第二層級群體、湧現層級、第二層級湧現、生命、個體群、文明、自由意識、德、無己、愛、守護、導師制、天使、莊子、聖治、德人、神人、</text:span><text:span text:style-name="T481">秉性、德、無己、愛、智慧樹、智慧果實、亞當、夏娃、我們、自我意識、自然意識、本能型主意識、傳承型主意識、第二層級主意識、亞歷山大圖書館、</text:span><text:span text:style-name="T482">分棲現象、大腸桿菌實驗</text:span><text:span text:style-name="T472">。</text:span></text:p>
            </text:list-item>
            <text:list-item>
              <text:p text:style-name="P279"><text:span text:style-name="T467">敵文明</text:span><text:span text:style-name="T463">，輪船、</text:span><text:span text:style-name="T395">微生物</text:span><text:span text:style-name="T463">、手槍、小孩、大人、火藥技術、太空技術、互滅平衡、囚徒困境。</text:span></text:p>
            </text:list-item>
            <text:list-item>
              <text:p text:style-name="P280"><text:span text:style-name="T484">全知全能</text:span><text:span text:style-name="T474">，雙曲幾何、</text:span><text:span text:style-name="T464">龐加萊圓盤模型</text:span><text:span text:style-name="T474">。</text:span></text:p>
            </text:list-item>
            <text:list-item>
              <text:p text:style-name="P280"><text:span text:style-name="T484">職業生活</text:span><text:span text:style-name="T474">，志業生活、德、無己、愛、虛無體制、虛無主義。</text:span></text:p>
            </text:list-item>
            <text:list-item>
              <text:p text:style-name="P287"><text:span text:style-name="T726">月經</text:span><text:span text:style-name="T696">，。</text:span></text:p>
            </text:list-item>
          </text:list>
        </text:list-item>
        <text:list-item>
          <text:p text:style-name="P288"><text:bookmark-start text:name="_ (第5本)"/><text:span text:style-name="T527">_ (第</text:span><text:span text:style-name="T528">5</text:span><text:span text:style-name="T527">本)</text:span><text:bookmark-end text:name="_ (第5本)"/></text:p>
          <text:list>
            <text:list-item>
              <text:p text:style-name="P281"><text:span text:style-name="T485">情緒</text:span><text:span text:style-name="T475">，波濤洶湧、入戲太深、心靈平靜、心境層級、第一層級心境、</text:span><text:span text:style-name="T465">（存在 + 變化）、七宗罪。</text:span></text:p>
            </text:list-item>
            <text:list-item>
              <text:p text:style-name="P282"><text:span text:style-name="T484">飲食</text:span><text:span text:style-name="T474">，素食、水果、蜜蜂、猴子、蝗蟲、無機體個體、牛奶、羊奶、光、力、順應自然、自然無為、無為而治、紅血球、生育率、出生率、痛風、禿頭、花粉症、免疫系統風暴、</text:span><text:span text:style-name="T405">聖母情結</text:span><text:span text:style-name="T474">、</text:span><text:span text:style-name="T405">人質症候群</text:span><text:span text:style-name="T474">、維生素</text:span><text:span text:style-name="T463">D</text:span><text:span text:style-name="T474">、細菌</text:span><text:span text:style-name="T492">、本能型繁殖、泥板、石板、金屬板、硬碟、記憶卡、晶體、</text:span><text:span text:style-name="T525">飲食相態、</text:span><text:span text:style-name="T520">氣態、液態、固態、海底火山口、大腦、皮膚、氧氣</text:span><text:span text:style-name="T474">。</text:span></text:p>
            </text:list-item>
            <text:list-item>
              <text:p text:style-name="P283"><text:span text:style-name="T489">多重人格</text:span><text:span text:style-name="T480">，肉質層型多重人格、意識層型多重人格、人格、神靈、邪靈、汽車、自動駕駛。</text:span></text:p>
            </text:list-item>
            <text:list-item>
              <text:p text:style-name="P284"><text:span text:style-name="T486">思想、決策、行動</text:span><text:span text:style-name="T476">，種子、樹木、向光生長、縱向生長、橫向生長、長鞭效應、</text:span><text:span text:style-name="T483">子彈、彈道、彈痕</text:span><text:span text:style-name="T476">。</text:span></text:p>
            </text:list-item>
            <text:list-item>
              <text:p text:style-name="P285"><text:span text:style-name="T468">432（Hz</text:span><text:span text:style-name="T487">）</text:span><text:span text:style-name="T477">，。</text:span></text:p>
            </text:list-item>
            <text:list-item>
              <text:p text:style-name="P286"><text:span text:style-name="T488">一元</text:span><text:span text:style-name="T469">一</text:span><text:span text:style-name="T488">次方程式的乘積</text:span><text:span text:style-name="T478">，。</text:span></text:p>
            </text:list-item>
            <text:list-item>
              <text:p text:style-name="P286"><text:span text:style-name="T488">維度</text:span><text:span text:style-name="T478">，。</text:span></text:p>
            </text:list-item>
            <text:list-item>
              <text:p text:style-name="P286"><text:span text:style-name="T488">微塑膠</text:span><text:span text:style-name="T478">，塑膠。</text:span></text:p>
            </text:list-item>
            <text:list-item>
              <text:p text:style-name="P286"><text:span text:style-name="T526">意義</text:span><text:span text:style-name="T492">，本質、現象、意義、行動、第一層級法則、概念、數學、客觀賦予、</text:span><text:span text:style-name="T493">存在、變化、本身、</text:span><text:span text:style-name="T492">主觀賦予、描述、日食、球形閃電、假想量、假想體、三角形。</text:span></text:p>
            </text:list-item>
            <text:list-item>
              <text:p text:style-name="P288"><text:span text:style-name="T529">催眠</text:span><text:span text:style-name="T494">，高我。</text:span></text:p>
            </text:list-item>
            <text:list-item>
              <text:p text:style-name="P289"><text:span text:style-name="T719">（基督教 認定的）充滿聖靈</text:span><text:span text:style-name="T685">，超導體、電感、靈魂導師、電阻、絕緣體。</text:span></text:p>
            </text:list-item>
            <text:list-item>
              <text:p text:style-name="P290"><text:span text:style-name="T719">巧合</text:span><text:span text:style-name="T685">，必然型巧合、</text:span><text:span text:style-name="T495">（人類 認定的）神啟、金色甲蟲、榮格、石頭、碰撞、被濺起、感應、標準差、碰巧型巧合、遙視、預言、推背圖、馬前課、啟示錄、末日審判</text:span><text:span text:style-name="T685">。</text:span></text:p>
            </text:list-item>
            <text:list-item>
              <text:p text:style-name="P291"><text:span text:style-name="T720">味精</text:span><text:span text:style-name="T687">，調味料、照相、靈魂。</text:span></text:p>
            </text:list-item>
            <text:list-item>
              <text:p text:style-name="P292"><text:span text:style-name="T721">信念</text:span><text:span text:style-name="T688">，。</text:span></text:p>
            </text:list-item>
            <text:list-item>
              <text:p text:style-name="P293"><text:span text:style-name="T721">上癮</text:span><text:span text:style-name="T688">，奶嘴樂、</text:span><text:span text:style-name="T699">知道、思考、想像</text:span><text:span text:style-name="T688">。</text:span></text:p>
            </text:list-item>
            <text:list-item>
              <text:p text:style-name="P294"><text:span text:style-name="T721">太陽</text:span><text:span text:style-name="T688">，。</text:span></text:p>
            </text:list-item>
            <text:list-item>
              <text:p text:style-name="P294"><text:span text:style-name="T721">氣功</text:span><text:span text:style-name="T688">，。</text:span></text:p>
            </text:list-item>
            <text:list-item>
              <text:p text:style-name="P295"><text:span text:style-name="T722">腸腦</text:span><text:span text:style-name="T689">，</text:span><text:span text:style-name="T694">腸胃蠕動、脊隨、大腦</text:span><text:span text:style-name="T689">。</text:span></text:p>
            </text:list-item>
            <text:list-item>
              <text:p text:style-name="P296"><text:span text:style-name="T722">非監督式學習</text:span><text:span text:style-name="T689">，。</text:span></text:p>
            </text:list-item>
            <text:list-item>
              <text:p text:style-name="P296"><text:span text:style-name="T722">共存</text:span><text:span text:style-name="T689">，星星的孩子、阿米、愛心、導師制型共存、共生。</text:span></text:p>
            </text:list-item>
            <text:list-item>
              <text:p text:style-name="P297"><text:span text:style-name="T722">飛行</text:span><text:span text:style-name="T689">，靜電、蘊含型變化、微中子、渦輪引擎、</text:span><text:span text:style-name="T495">磁流推進器、</text:span><text:span text:style-name="T713">力譜、不可</text:span><text:span text:style-name="T517">&lt;?</text:span><text:span text:style-name="T518">a</text:span><text:span text:style-name="T714">&gt;</text:span><text:span text:style-name="T713">譜</text:span><text:span text:style-name="T689">。</text:span></text:p>
            </text:list-item>
            <text:list-item>
              <text:p text:style-name="P296"><text:span text:style-name="T722">亞特蘭提斯</text:span><text:span text:style-name="T689">，亞特蘭提斯文明、蘇美爾文明、西方文明。</text:span></text:p>
            </text:list-item>
            <text:list-item>
              <text:p text:style-name="P296"><text:span text:style-name="T722">姆大陸</text:span><text:span text:style-name="T689">，姆大陸文明、東方文明、冥想、道家、道德經、神話時代。</text:span></text:p>
            </text:list-item>
            <text:list-item>
              <text:p text:style-name="P298"><text:span text:style-name="T723">黑洞</text:span><text:span text:style-name="T690">，。</text:span></text:p>
            </text:list-item>
            <text:list-item>
              <text:p text:style-name="P299"><text:span text:style-name="T723">夢</text:span><text:span text:style-name="T690">，作夢、腸腦、大腦、夢境、主視角。</text:span></text:p>
            </text:list-item>
            <text:list-item>
              <text:p text:style-name="P299"><text:span text:style-name="T531">AI</text:span><text:span text:style-name="T691">，未來人</text:span><text:span text:style-name="T496">2062</text:span><text:span text:style-name="T691">。</text:span></text:p>
            </text:list-item>
            <text:list-item>
              <text:p text:style-name="P299"><text:span text:style-name="T724">文明</text:span><text:span text:style-name="T691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4">宇宙觀</text:span><text:span text:style-name="T691">，牛頓、萊布尼茲、本書、個體宇宙觀、宇宙胞、</text:span><text:span text:style-name="T497">&lt;_?</text:span><text:span text:style-name="T498">3_&gt;</text:span><text:span text:style-name="T692">個體</text:span><text:span text:style-name="T691">。</text:span></text:p>
            </text:list-item>
            <text:list-item>
              <text:p text:style-name="P300"><text:span text:style-name="T856">宇宙起源</text:span><text:span text:style-name="T855">，宇宙大爆炸理論、宇宙暴漲理論、</text:span><text:span text:style-name="T691">個體宇宙觀</text:span><text:span text:style-name="T855">。</text:span></text:p>
            </text:list-item>
            <text:list-item>
              <text:p text:style-name="P301"><text:span text:style-name="T725">工具</text:span><text:span text:style-name="T693">，通用型工具、特化型工具</text:span><text:span text:style-name="T684">、</text:span><text:span text:style-name="T693">單工、半雙工、雙工、認知、蜜蜂、共生。</text:span></text:p>
            </text:list-item>
            <text:list-item>
              <text:p text:style-name="P301"><text:span text:style-name="T725">血液</text:span><text:span text:style-name="T693">，肺泡。</text:span></text:p>
            </text:list-item>
            <text:list-item>
              <text:p text:style-name="P301"><text:span text:style-name="T725">鑽石</text:span><text:span text:style-name="T693">，碳。</text:span></text:p>
            </text:list-item>
            <text:list-item>
              <text:p text:style-name="P302"><text:span text:style-name="T725">免費能源</text:span><text:span text:style-name="T693">，月光、太陽風、宇宙射線、微波、舒曼波</text:span><text:span text:style-name="T500">、</text:span><text:span text:style-name="T501">8</text:span><text:span text:style-name="T499">（Hz）電磁波、特斯拉</text:span><text:span text:style-name="T693">。</text:span></text:p>
            </text:list-item>
            <text:list-item>
              <text:p text:style-name="P303"><text:span text:style-name="T725">平行宇宙</text:span><text:span text:style-name="T693">，（人類 認定的）平行宇宙、</text:span><text:span text:style-name="T495">布朗運動</text:span><text:span text:style-name="T693">。</text:span></text:p>
            </text:list-item>
            <text:list-item>
              <text:p text:style-name="P304"><text:span text:style-name="T725">宇宙常數</text:span><text:span text:style-name="T693">，</text:span><text:span text:style-name="T500">&lt;_?</text:span><text:span text:style-name="T502">3_&gt;個</text:span><text:span text:style-name="T695">體、幾何形狀、材料特性、內在物質、內部機制、本身、一切</text:span><text:span text:style-name="T693">。</text:span></text:p>
            </text:list-item>
            <text:list-item>
              <text:p text:style-name="P305"><text:span text:style-name="T726">維度棋</text:span><text:span text:style-name="T503">，</text:span><text:span text:style-name="T504">n</text:span><text:span text:style-name="T697">維棋、</text:span><text:span text:style-name="T696">黑白棋、象棋。</text:span></text:p>
            </text:list-item>
            <text:list-item>
              <text:p text:style-name="P305"><text:span text:style-name="T726">卍</text:span><text:span text:style-name="T696">，佛家、道家、太極、順時鐘、北半球。</text:span></text:p>
            </text:list-item>
            <text:list-item>
              <text:p text:style-name="P306"><text:span text:style-name="T727">衰老</text:span><text:span text:style-name="T703">，</text:span><text:span text:style-name="T711">人類、鯨魚</text:span><text:span text:style-name="T703">、</text:span><text:span text:style-name="T515">&lt;?</text:span><text:span text:style-name="T516">a&gt;流學</text:span><text:span text:style-name="T703">。</text:span></text:p>
            </text:list-item>
            <text:list-item>
              <text:p text:style-name="P307"><text:span text:style-name="T727">月球</text:span><text:span text:style-name="T703">，。</text:span></text:p>
            </text:list-item>
            <text:list-item>
              <text:p text:style-name="P308"><text:span text:style-name="T727">黏菌</text:span><text:span text:style-name="T703">，。</text:span></text:p>
            </text:list-item>
          </text:list>
        </text:list-item>
        <text:list-item>
          <text:p text:style-name="P309"><text:bookmark-start text:name="_ (第6本)"/><text:span text:style-name="T527">_ (第</text:span><text:span text:style-name="T530">6</text:span><text:span text:style-name="T527">本)</text:span><text:bookmark-end text:name="_ (第6本)"/></text:p>
          <text:list>
            <text:list-item>
              <text:p text:style-name="P310"><text:span text:style-name="T527">錢</text:span><text:span text:style-name="T495">，信念法則、</text:span><text:span text:style-name="T686">自然產物、自然現象、私人財產、私人資產、私人用品、個人用品、</text:span><text:span text:style-name="T495">身體、自己、愛、母愛、父愛、群體愛、子代、尊敬、仰慕、報答、愛己</text:span><text:span text:style-name="T684">、</text:span><text:span text:style-name="T495">愛人、被愛、走路、資本主義、共產主義、虛無主義</text:span><text:span text:style-name="T698">、虛無體制</text:span><text:span text:style-name="T495">。</text:span></text:p>
            </text:list-item>
            <text:list-item>
              <text:p text:style-name="P311"><text:span text:style-name="T718">凌辱型監控</text:span><text:span text:style-name="T684">，稜鏡計畫。</text:span></text:p>
            </text:list-item>
            <text:list-item>
              <text:p text:style-name="P312"><text:span text:style-name="T718">藝術品</text:span><text:span text:style-name="T684">，。</text:span></text:p>
            </text:list-item>
            <text:list-item>
              <text:p text:style-name="P313"><text:span text:style-name="T718">核汙染危機</text:span><text:span text:style-name="T684">，。</text:span></text:p>
            </text:list-item>
            <text:list-item>
              <text:p text:style-name="P314"><text:span text:style-name="T538">權力</text:span><text:span text:style-name="T506">，</text:span><text:span text:style-name="T509">一九八四</text:span><text:span text:style-name="T507">、權限、</text:span><text:span text:style-name="T508">Permission、Power limit、權力上限、權力域、權力下限、</text:span><text:span text:style-name="T507">自由、數學、有理數域、無理數域、虛數域、微積分、線性代數、加減乘除</text:span><text:span text:style-name="T684">、</text:span><text:span text:style-name="T401">俾斯</text:span><text:span text:style-name="T402">麥</text:span><text:span text:style-name="T704">、胡克、畫像、牛頓、恐怖攻擊、</text:span><text:span text:style-name="T706">泰德卡辛斯基、</text:span><text:span text:style-name="T705">濫權、濫用工具、耗能、適當的使用權限</text:span><text:span text:style-name="T704">、善用</text:span><text:span text:style-name="T705">工具、省能、</text:span><text:span text:style-name="T704">解散軍隊、退休隱居、喬治</text:span><text:span text:style-name="T522">·</text:span><text:span text:style-name="T704">華盛頓</text:span><text:span text:style-name="T705">、缺能、無能、反能</text:span><text:span text:style-name="T519">、</text:span><text:span text:style-name="T495">彈手指、</text:span><text:span text:style-name="T707">扁鵲醫術</text:span><text:span text:style-name="T705">、</text:span><text:span text:style-name="T519">維持、提升、昇華、傳承、新生</text:span><text:span text:style-name="T506">。</text:span></text:p>
            </text:list-item>
            <text:list-item>
              <text:p text:style-name="P315"><text:span text:style-name="T728">公平</text:span><text:span text:style-name="T707">，公共平等型公平、</text:span><text:span text:style-name="T870">資本</text:span><text:span text:style-name="T523">體制、</text:span><text:span text:style-name="T870">共產</text:span><text:span text:style-name="T523">體制、義務教育</text:span><text:span text:style-name="T707">、公正平等型公平、聯通管原理、</text:span><text:span text:style-name="T524">虛無</text:span><text:span text:style-name="T523">體制、</text:span><text:span text:style-name="T708">導師制</text:span><text:span text:style-name="T707">。</text:span></text:p>
            </text:list-item>
            <text:list-item>
              <text:p text:style-name="P316"><text:span text:style-name="T720">心理學</text:span><text:span text:style-name="T687">，</text:span><text:span text:style-name="T510">信念法則、</text:span><text:span text:style-name="T717">投影世界觀、錯誤嘗試法、類神經網路、（試圖）邏輯自洽、暴力破解、盲人潛水</text:span><text:span text:style-name="T510">、</text:span><text:span text:style-name="T687">性、佛洛伊德、黑盒子、灰盒子、白盒子、人造閃電、尼古拉</text:span><text:span text:style-name="T512">·</text:span><text:span text:style-name="T687">特斯拉</text:span><text:span text:style-name="T684">、</text:span><text:span text:style-name="T687">洞</text:span><text:span text:style-name="T709">穴理論</text:span><text:span text:style-name="T687">、</text:span><text:span text:style-name="T709">柏拉圖、</text:span><text:span text:style-name="T712">黑白畫像、強迫症、潔癖、自閉症、</text:span><text:span text:style-name="T513">PUA、</text:span><text:span text:style-name="T712">反社會人格、</text:span><text:span text:style-name="T687">精神病院、</text:span><text:span text:style-name="T511">思覺謬誤</text:span><text:span text:style-name="T687">、</text:span><text:span text:style-name="T712">意識層、第一層級意識（以上）、第一層級法則（以上）</text:span><text:span text:style-name="T709">、</text:span><text:span text:style-name="T687">鴿子跳舞、史金納箱、藍色窗簾、黑白圖案、</text:span><text:span text:style-name="T710">主觀賦予、</text:span><text:span text:style-name="T513">過度</text:span><text:span text:style-name="T514">擬合、</text:span><text:span text:style-name="T687">心理</text:span><text:span text:style-name="T712">醫生、心理疾病</text:span><text:span text:style-name="T687">。</text:span></text:p>
            </text:list-item>
            <text:list-item>
              <text:p text:style-name="P317"><text:span text:style-name="T720">喝酒</text:span><text:span text:style-name="T687">，船上、暈船。</text:span></text:p>
            </text:list-item>
            <text:list-item>
              <text:p text:style-name="P318"><text:span text:style-name="T720">吸菸</text:span><text:span text:style-name="T687">，。</text:span></text:p>
            </text:list-item>
          </text:list>
        </text:list-item>
        <text:list-item>
          <text:p text:style-name="P319"><text:bookmark-start text:name="_ (第7本)"/><text:span text:style-name="T527">_ (第</text:span><text:span text:style-name="T532">7</text:span><text:span text:style-name="T527">本)</text:span><text:bookmark-end text:name="_ (第7本)"/></text:p>
          <text:list>
            <text:list-item>
              <text:p text:style-name="P320"><text:span text:style-name="T527">思覺</text:span><text:span text:style-name="T495">，思覺層級、第a層級思覺、</text:span><text:span text:style-name="T700">認知、思考、想法、</text:span><text:span text:style-name="T715">皮膚、肌肉、</text:span><text:span text:style-name="T703">意識層</text:span><text:span text:style-name="T716">法則、肉質</text:span><text:span text:style-name="T703">層</text:span><text:span text:style-name="T716">法則、物理定律、化學反應、第零層級法則</text:span><text:span text:style-name="T495">。</text:span></text:p>
            </text:list-item>
            <text:list-item>
              <text:p text:style-name="P320"><text:span text:style-name="T526">有機體奇點</text:span><text:span text:style-name="T492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80">愛</text:span><text:span text:style-name="T558">，。</text:span></text:p>
            </text:list-item>
          </text:list>
        </text:list-item>
        <text:list-item>
          <text:p text:style-name="P15"><text:bookmark-start text:name="_ (第8本)"/><text:span text:style-name="T643">_ (第</text:span><text:span text:style-name="T645">8</text:span><text:span text:style-name="T643">本)</text:span><text:bookmark-end text:name="_ (第8本)"/></text:p>
          <text:list>
            <text:list-item>
              <text:p text:style-name="P15"><text:span text:style-name="T643">腦中聲音</text:span><text:span text:style-name="T559">，。</text:span></text:p>
            </text:list-item>
            <text:list-item>
              <text:p text:style-name="P15"><text:span text:style-name="T643">畢氏定理</text:span><text:span text:style-name="T559">，。</text:span></text:p>
            </text:list-item>
            <text:list-item>
              <text:p text:style-name="P15"><text:span text:style-name="T643">根號內的負平方</text:span><text:span text:style-name="T559">，。</text:span></text:p>
            </text:list-item>
            <text:list-item>
              <text:p text:style-name="P16"><text:span text:style-name="T643">預知能力</text:span><text:span text:style-name="T559">，。</text:span></text:p>
            </text:list-item>
            <text:list-item>
              <text:p text:style-name="P57"><text:span text:style-name="T646">超能力</text:span><text:span text:style-name="T627">，</text:span><text:span text:style-name="T641">CIA、</text:span><text:span text:style-name="T810">星門計畫</text:span><text:span text:style-name="T627">。</text:span></text:p>
            </text:list-item>
          </text:list>
        </text:list-item>
        <text:list-item>
          <text:p text:style-name="P58"><text:bookmark-start text:name="_ (第9本)"/><text:span text:style-name="T647">_ (第</text:span><text:span text:style-name="T651">9</text:span><text:span text:style-name="T647">本)</text:span><text:bookmark-end text:name="_ (第9本)"/></text:p>
          <text:list>
            <text:list-item>
              <text:p text:style-name="P59"><text:span text:style-name="T647">外星、內星</text:span><text:span text:style-name="T627">，。</text:span></text:p>
            </text:list-item>
            <text:list-item>
              <text:p text:style-name="P60"><text:span text:style-name="T826">遺跡</text:span><text:span text:style-name="T627">，</text:span><text:span text:style-name="T801">埃及、金字塔、獅身人面像、</text:span><text:span text:style-name="T802">蘇美爾王表、蘇美爾神話、吉爾伽美什史詩</text:span><text:span text:style-name="T627">。</text:span></text:p>
            </text:list-item>
          </text:list>
        </text:list-item>
        <text:list-item>
          <text:p text:style-name="P243"><text:span text:style-name="T627">_ (第</text:span><text:span text:style-name="T634">1</text:span><text:span text:style-name="T635">0</text:span><text:span text:style-name="T627">本)</text:span></text:p>
          <text:list>
            <text:list-item>
              <text:p text:style-name="P61"><text:span text:style-name="T826">太陽</text:span><text:span text:style-name="T627">，</text:span><text:span text:style-name="T802">太陽風暴、太陽黑子、等離子</text:span><text:span text:style-name="T627">。</text:span></text:p>
            </text:list-item>
            <text:list-item>
              <text:p text:style-name="P62"><text:span text:style-name="T650">反重力</text:span><text:span text:style-name="T627">，</text:span><text:span text:style-name="T629">保</text:span><text:span text:style-name="T802">溫</text:span><text:span text:style-name="T629">瓶、電能型運動</text:span><text:span text:style-name="T620">、</text:span><text:span text:style-name="T805">量子隧穿效應</text:span><text:span text:style-name="T629">、潛水艇、空洞現象、</text:span><text:span text:style-name="T806">空間節點密度</text:span><text:span text:style-name="T627">。</text:span></text:p>
            </text:list-item>
            <text:list-item>
              <text:p text:style-name="P63"><text:span text:style-name="T648">&lt;?</text:span><text:span text:style-name="T649">a&gt;</text:span><text:span text:style-name="T827">文明</text:span><text:span text:style-name="T803">，生命、電子文明、人類文明、星系文明、都普勒效應、紅移、光文明、力文明、</text:span><text:span text:style-name="T804">從眾效應、百猴效應、</text:span><text:span text:style-name="T628">史金納</text:span><text:span text:style-name="T804">箱、習得性無助</text:span><text:span text:style-name="T627">。</text:span></text:p>
            </text:list-item>
            <text:list-item>
              <text:p text:style-name="P64"><text:span text:style-name="T829">前世記憶</text:span><text:span text:style-name="T804">，樹狀圖、投影型蘊含</text:span><text:span text:style-name="T627">。</text:span></text:p>
            </text:list-item>
            <text:list-item>
              <text:p text:style-name="P65"><text:span text:style-name="T647">造物主</text:span><text:span text:style-name="T627">，</text:span><text:span text:style-name="T630">包覆、蘊含、孕育、肉質層、意識層、肉質層和意識層複合型</text:span><text:span text:style-name="T627">。</text:span></text:p>
            </text:list-item>
          </text:list>
        </text:list-item>
        <text:list-item>
          <text:p text:style-name="P66"><text:bookmark-start text:name="_ (第11本)"/><text:span text:style-name="T647">_ (第</text:span><text:span text:style-name="T652">11</text:span><text:span text:style-name="T647">本)</text:span><text:bookmark-end text:name="_ (第11本)"/></text:p>
          <text:list>
            <text:list-item>
              <text:p text:style-name="P67"><text:span text:style-name="T647">感知</text:span><text:span text:style-name="T627">，</text:span><text:span text:style-name="T636">皮亞杰、圖式、同化、順應、平衡、不平衡、單一</text:span><text:span text:style-name="T631">型</text:span><text:span text:style-name="T636">感知、</text:span><text:span text:style-name="T631">複合型感知、</text:span><text:span text:style-name="T627">融合</text:span><text:span text:style-name="T631">型</text:span><text:span text:style-name="T627">感知、融合</text:span><text:span text:style-name="T631">型</text:span><text:span text:style-name="T627">感測、</text:span><text:span text:style-name="T631">同質型融合感知、異質型融合感知</text:span><text:span text:style-name="T627">。</text:span></text:p>
            </text:list-item>
            <text:list-item>
              <text:p text:style-name="P68"><text:span text:style-name="T647">空間</text:span><text:span text:style-name="T627">，動能型運動、電能型運動、</text:span><text:span text:style-name="T631">&lt;?</text:span><text:span text:style-name="T632">2&gt;</text:span><text:span text:style-name="T804">彈性係數、</text:span><text:span text:style-name="T631">&lt;?</text:span><text:span text:style-name="T632">1&gt;</text:span><text:span text:style-name="T804">彈性係數</text:span><text:span text:style-name="T627">。</text:span></text:p>
            </text:list-item>
            <text:list-item>
              <text:p text:style-name="P82"><text:span text:style-name="T647">n維空間</text:span><text:span text:style-name="T627">，。</text:span></text:p>
            </text:list-item>
            <text:list-item>
              <text:p text:style-name="P83"><text:span text:style-name="T828">擁有、包覆、蘊含、宗疊</text:span><text:span text:style-name="T627">，錯位、濃度值、改變、XY坐標系、極坐標系、</text:span><text:span text:style-name="T809">命名方式、命名規則、命名規律</text:span><text:span text:style-name="T627">。</text:span></text:p>
            </text:list-item>
            <text:list-item>
              <text:p text:style-name="P84"><text:span text:style-name="T828">投影世界觀</text:span><text:span text:style-name="T627">，圖案、</text:span><text:span text:style-name="T633">RGB、紅色值、綠色值、像素、</text:span><text:span text:style-name="T627">量子糾纏、柏拉圖、洞穴理論、</text:span><text:span text:style-name="T804">真實世界</text:span><text:span text:style-name="T627">。</text:span></text:p>
            </text:list-item>
          </text:list>
        </text:list-item>
        <text:list-item>
          <text:p text:style-name="P85"><text:bookmark-start text:name="_ (第12本)"/><text:span text:style-name="T647">_ (第</text:span><text:span text:style-name="T652">1</text:span><text:span text:style-name="T653">2</text:span><text:span text:style-name="T647">本)</text:span><text:bookmark-end text:name="_ (第12本)"/></text:p>
          <text:list>
            <text:list-item>
              <text:p text:style-name="P86"><text:span text:style-name="T830">有機率（正在、試圖）監視、控制 的 勢力、存在、個體</text:span><text:span text:style-name="T627">，</text:span><text:span text:style-name="T804">真實世界</text:span><text:span text:style-name="T627">。</text:span></text:p>
            </text:list-item>
            <text:list-item>
              <text:p text:style-name="P87"><text:span text:style-name="T831">晶體</text:span><text:span text:style-name="T627">，</text:span><text:span text:style-name="T807">分光、折射、漫射、散射、集射、散光、凸透鏡、對焦、凹透鏡、</text:span><text:span text:style-name="T808">破壞型共振</text:span><text:span text:style-name="T807">、建設型共振、頻率、紅移、紫移、紅光、綠光、紫光、空間節點密度、鳥類個體、拍翅膀、主動式降噪耳機、雷射、零摩擦力、無摩擦力、沒有摩擦力、載具、飛行器</text:span><text:span text:style-name="T627">。</text:span></text:p>
            </text:list-item>
            <text:list-item>
              <text:p text:style-name="P88"><text:span text:style-name="T831">內觀</text:span><text:span text:style-name="T807">，意識層法則。</text:span></text:p>
            </text:list-item>
            <text:list-item>
              <text:p text:style-name="P89"><text:span text:style-name="T831">傳承</text:span><text:span text:style-name="T801">，。</text:span></text:p>
            </text:list-item>
            <text:list-item>
              <text:p text:style-name="P89"><text:span text:style-name="T832">學門</text:span><text:span text:style-name="T801">，資產、常識、人脈、</text:span><text:span text:style-name="T637">第</text:span><text:span text:style-name="T638">a層級意</text:span><text:span text:style-name="T860">識、假想世界</text:span><text:span text:style-name="T801">。</text:span></text:p>
            </text:list-item>
            <text:list-item>
              <text:p text:style-name="P90"><text:span text:style-name="T654">第</text:span><text:span text:style-name="T655">a層級</text:span><text:span text:style-name="T859">，</text:span><text:span text:style-name="T637">第0層</text:span><text:span text:style-name="T859">級相態</text:span><text:span text:style-name="T801">。</text:span></text:p>
            </text:list-item>
            <text:list-item>
              <text:p text:style-name="P93"><text:span text:style-name="T832">超自然現象</text:span><text:span text:style-name="T801">，日蝕、神化、神話化、信念化、</text:span><text:span text:style-name="T807">史金納箱的 鴿子、好奇、亞里斯多德、特斯拉、點亮 螢光燈管、</text:span><text:span text:style-name="T811">天動說、本輪</text:span><text:span text:style-name="T801">。</text:span></text:p>
            </text:list-item>
          </text:list>
        </text:list-item>
        <text:list-item>
          <text:p text:style-name="P91"><text:span text:style-name="T647">_</text:span><text:bookmark-start text:name="_ (第13本)"/><text:span text:style-name="T647"> (第</text:span><text:span text:style-name="T652">1</text:span><text:span text:style-name="T658">3</text:span><text:span text:style-name="T647">本)</text:span><text:bookmark-end text:name="_ (第13本)"/></text:p>
          <text:list>
            <text:list-item>
              <text:p text:style-name="P244"><text:span text:style-name="T861">宗量層級</text:span><text:span text:style-name="T560">，。</text:span></text:p>
            </text:list-item>
            <text:list-item>
              <text:p text:style-name="P91"><text:span text:style-name="T656">&lt;?</text:span><text:span text:style-name="T657">a</text:span><text:span text:style-name="T656">&gt;個體</text:span><text:span text:style-name="T639">，第</text:span><text:span text:style-name="T640">a層級宗量個體</text:span><text:span text:style-name="T801">。</text:span></text:p>
            </text:list-item>
            <text:list-item>
              <text:p text:style-name="P92"><text:span text:style-name="T833">意識層個體</text:span><text:span text:style-name="T801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2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7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9">(第</text:span><text:span text:style-name="T540">2</text:span><text:span text:style-name="T539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9">(第</text:span><text:span text:style-name="T541">3</text:span><text:span text:style-name="T539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5">、</text:span><text:span text:style-name="T446">有機率是&lt;?2&gt;個體，物體有機率是&lt;?</text:span><text:span text:style-name="T447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9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6">(第</text:span><text:span text:style-name="T677">4</text:span><text:span text:style-name="T676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9">小丑</text:span><text:span text:style-name="T156">、力型個體、萬有引力、重力波、</text:span><text:span text:style-name="T379">稀疏</text:span><text:span text:style-name="T156">、力漿型態、</text:span><text:span text:style-name="T379">電漿</text:span><text:span text:style-name="T156">型態、</text:span><text:span text:style-name="T379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2">、冥想</text:span><text:span text:style-name="T748">、</text:span><text:span text:style-name="T571">（存在 + 變化）</text:span><text:span text:style-name="T572">、心靈平靜、相溶、變化、雜念、雜質、波濤洶湧、</text:span><text:span text:style-name="T751">量子隧穿效應</text:span><text:span text:style-name="T156">。</text:span></text:p>
            </text:list-item>
            <text:list-item>
              <text:p text:style-name="P121"><text:span text:style-name="T814">肉質層個體、意識層個體 感測、交互作用</text:span><text:span text:style-name="T748">，。</text:span></text:p>
            </text:list-item>
          </text:list>
        </text:list-item>
        <text:list-item>
          <text:p text:style-name="P251"><text:bookmark-start text:name="宗教 (第1本)"/>宗教<text:span text:style-name="T682"> (第1本</text:span><text:span text:style-name="T683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7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3">泰德卡辛斯基、</text:span><text:span text:style-name="T268">皮亞杰、平衡、</text:span><text:span text:style-name="T554">影片、YouTube、天動說、地動說、伽利略、</text:span><text:span text:style-name="T555">&lt;?</text:span><text:span text:style-name="T556">[]&gt;個體、</text:span><text:span text:style-name="T848">真實世界、</text:span><text:span text:style-name="T556">第</text:span><text:span text:style-name="T557">a層</text:span><text:span text:style-name="T849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2">宗教行為</text:span><text:span text:style-name="T569">，拜拜、禱告、燒香、鞭炮、繞境、陣頭</text:span><text:span text:style-name="T570">、</text:span><text:span text:style-name="T569">上帝、撒旦、</text:span><text:span text:style-name="T570">史金納箱、趨光性、昆蟲、電燈、蠟燭</text:span><text:span text:style-name="T569">、慶典、張國松、死靈之書、</text:span><text:span text:style-name="T572">祭祖、</text:span><text:span text:style-name="T573">達克效應</text:span><text:span text:style-name="T569">。</text:span></text:p>
            </text:list-item>
            <text:list-item>
              <text:p text:style-name="P183"><text:span text:style-name="T812">訊息</text:span><text:span text:style-name="T749">，不要、教會、教徒、強迫、跪拜、拜偶像、</text:span><text:span text:style-name="T773">迷信、盲信</text:span><text:span text:style-name="T749">。</text:span></text:p>
            </text:list-item>
            <text:list-item>
              <text:p text:style-name="P184"><text:span text:style-name="T812">邪惡宗教</text:span><text:span text:style-name="T749">，隨印現象</text:span><text:span text:style-name="T574">、DDOS、房角石</text:span><text:span text:style-name="T749">。</text:span></text:p>
            </text:list-item>
            <text:list-item>
              <text:p text:style-name="P189"><text:span text:style-name="T660">信仰、信念、中心思想、世界觀、價值觀</text:span><text:span text:style-name="T575">，單一、一小群、一大群、</text:span><text:span text:style-name="T792">數量型</text:span><text:span text:style-name="T575">正常個體、</text:span><text:span text:style-name="T792">社會型正常個體</text:span><text:span text:style-name="T575">、</text:span><text:span text:style-name="T792">全體型</text:span><text:span text:style-name="T575">正常個體、反脆弱性、油門、煞車、方向盤、汽車、飛機、</text:span><text:span text:style-name="T794">百花齊放、百家爭鳴、有油門和煞車和方向盤、有各種汽車和飛機</text:span><text:span text:style-name="T575">、</text:span><text:span text:style-name="T793">光譜分布</text:span><text:span text:style-name="T575">。</text:span></text:p>
            </text:list-item>
            <text:list-item>
              <text:p text:style-name="P185"><text:span text:style-name="T660">異端</text:span><text:span text:style-name="T575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60">社會</text:span><text:span text:style-name="T662"> (第1本</text:span><text:span text:style-name="T679">)</text:span><text:bookmark-end text:name="社會 (第1本)"/></text:p>
          <text:list>
            <text:list-item>
              <text:p text:style-name="P187"><text:span text:style-name="T660">階級複製</text:span><text:span text:style-name="T575">，資產、常識、人脈、</text:span><text:span text:style-name="T771">肉質層型傳承、被賦予型傳承、意識層型傳承、關係型傳承、</text:span><text:span text:style-name="T770">布朗芬布倫納、</text:span><text:span text:style-name="T772">生態系統理論</text:span><text:span text:style-name="T575">。</text:span></text:p>
            </text:list-item>
            <text:list-item>
              <text:p text:style-name="P188"><text:span text:style-name="T660">習俗</text:span><text:span text:style-name="T575">，火雞、農曆年、放煙火、</text:span><text:span text:style-name="T781">正常個體、只吃熟食、加熱食物、煮熟食物、檢查食物有沒有熟</text:span><text:span text:style-name="T575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4">從軍 與 性別</text:span><text:span text:style-name="T435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6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0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4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6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7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1">阿Q思維</text:span><text:span text:style-name="T322">。</text:span></text:p>
            </text:list-item>
            <text:list-item>
              <text:p text:style-name="P40"><text:span text:style-name="T412">魏徵</text:span><text:span text:style-name="T322">，</text:span><text:span text:style-name="T408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5">李嗣涔</text:span><text:span text:style-name="T436">，</text:span><text:span text:style-name="T326">撓</text:span><text:span text:style-name="T138">場、</text:span><text:span text:style-name="T436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9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9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9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90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91">（</text:span><text:span text:style-name="T892">@user-fl8vc2uv8y（YouTube）</text:span><text:span text:style-name="T893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9">基督教</text:span><text:span text:style-name="T888">，因信稱義、悔改、愛、末日審判、星星、</text:span><text:span text:style-name="T413">定航</text:span><text:span text:style-name="T888">、房角石、順性的罪、逆性的罪。</text:span></text:p>
              <text:list>
                <text:list-item>
                  <text:p text:style-name="P51"><text:span text:style-name="T883">聖經</text:span><text:span text:style-name="T873">，</text:span><text:span text:style-name="T458">瀏覽器、</text:span><text:span text:style-name="T457">Chromium、Edge</text:span><text:span text:style-name="T873">。</text:span></text:p>
                </text:list-item>
              </text:list>
            </text:list-item>
            <text:list-item>
              <text:p text:style-name="P50"><text:span text:style-name="T889">傳道書</text:span><text:span text:style-name="T888">，</text:span><text:span text:style-name="T456">Log檔、Log系</text:span><text:span text:style-name="T872">統、審判系統</text:span><text:span text:style-name="T888">。</text:span></text:p>
            </text:list-item>
            <text:list-item>
              <text:p text:style-name="P52"><text:span text:style-name="T889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8">第</text:span><text:span text:style-name="T382">2</text:span><text:span text:style-name="T408">章</text:span><text:span text:style-name="T322">、</text:span><text:span text:style-name="T408">第</text:span><text:span text:style-name="T381">29</text:span><text:span text:style-name="T408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7">（基督教 認定的）</text:span><text:span text:style-name="T818">彌賽亞 </text:span><text:span text:style-name="T871">↔</text:span><text:span text:style-name="T818"> 本書</text:span><text:span text:style-name="T755">，</text:span><text:span text:style-name="T757">啟示錄第十二章的婦</text:span><text:span text:style-name="T755">人、</text:span><text:span text:style-name="T759">羅德、</text:span><text:span text:style-name="T760">霍皮族、</text:span><text:span text:style-name="T577">阿米、星星的孩子</text:span><text:span text:style-name="T755">。</text:span></text:p>
            </text:list-item>
            <text:list-item>
              <text:p text:style-name="P163"><text:span text:style-name="T819">映射</text:span><text:span text:style-name="T756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6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8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1">重大時刻</text:span><text:span text:style-name="T238">。</text:span></text:p>
            </text:list-item>
            <text:list-item>
              <text:p text:style-name="P342"><text:span text:style-name="T466">信使（畫）</text:span><text:span text:style-name="T470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8"><text:span text:style-name="T745">神</text:span><text:span text:style-name="T357">，道、德、神類文明、神級文明、客觀、主觀、</text:span><text:span text:style-name="T521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4">宗量、</text:span><text:span text:style-name="T387">空間 </text:span><text:span text:style-name="T422">↔</text:span><text:span text:style-name="T388"> 時間</text:span><text:span text:style-name="T241">、</text:span><text:span text:style-name="T387">&lt;?</text:span><text:span text:style-name="T390">3</text:span><text:span text:style-name="T389">&gt;</text:span><text:span text:style-name="T387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11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51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9">能量層級 與 外在環境 與 內在物質</text:span><text:span text:style-name="T438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、真空零點能、（物質、能量）無中生有</text:span><text:span text:style-name="T256">，乙太能、空間能、空間個體蘊含的能量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9">n</text:span><text:span text:style-name="T903">≥</text:span><text:span text:style-name="T900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2">能量、儲量 (第</text:span><text:span text:style-name="T663">5</text:span><text:span text:style-name="T662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7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7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5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2">能量、儲量 (第</text:span><text:span text:style-name="T668">6</text:span><text:span text:style-name="T662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4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1">E = </text:span><text:span text:style-name="T602">mc</text:span><text:span text:style-name="T887">2</text:span><text:span text:style-name="T602">、</text:span><text:span text:style-name="T601">波態、粒子態、</text:span><text:span text:style-name="T593">第</text:span><text:span text:style-name="T603">1</text:span><text:span text:style-name="T599">層級宗態個體</text:span><text:span text:style-name="T602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40">空間節點密度的本質、</text:span><text:span text:style-name="T443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2">能量、儲量 (第</text:span><text:span text:style-name="T669">7</text:span><text:span text:style-name="T662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8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4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2">能量、儲量 (第</text:span><text:span text:style-name="T670">8</text:span><text:span text:style-name="T662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3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2">能量、儲量 (第</text:span><text:span text:style-name="T671">9</text:span><text:span text:style-name="T662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9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8">撞球</text:span><text:span text:style-name="T156">、地心說、</text:span><text:span text:style-name="T379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2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6">、</text:span><text:span text:style-name="T122">RGB型灰階影像、</text:span><text:span text:style-name="T766">宗疊、遙視、預知未來、意識層型時空旅行、肉質層型時空旅行、錯位、互換、</text:span><text:span text:style-name="T767">互換型</text:span><text:span text:style-name="T768">肉質層型時空旅行、</text:span><text:span text:style-name="T767">複製型</text:span><text:span text:style-name="T768">肉質層型時空旅行、</text:span><text:span text:style-name="T769">移動型肉質層型空間旅行、複製型肉質層型空間旅行</text:span><text:span text:style-name="T122">。</text:span></text:p>
            </text:list-item>
            <text:list-item>
              <text:p text:style-name="P133"><text:span text:style-name="T815">黑洞</text:span><text:span text:style-name="T752">，吸光型黑洞、吸電磁波型黑洞、</text:span><text:span text:style-name="T576">&lt;?a</text:span><text:span text:style-name="T884">x</text:span><text:span text:style-name="T886">≥</text:span><text:span text:style-name="T885">u</text:span><text:span text:style-name="T576">&gt;、橫波、重力波、波態光、粒子態光、</text:span><text:span text:style-name="T604">第</text:span><text:span text:style-name="T605">4</text:span><text:span text:style-name="T604">層</text:span><text:span text:style-name="T753">級（以上）宗態譜個體、</text:span><text:span text:style-name="T786">被黑洞 加壓、</text:span><text:span text:style-name="T753">沒有 失效</text:span><text:span text:style-name="T752">。</text:span></text:p>
            </text:list-item>
          </text:list>
        </text:list-item>
        <text:list-item>
          <text:p text:style-name="P134"><text:bookmark-start text:name="能量、儲量 (第10本)"/><text:span text:style-name="T662">能量、儲量 (第</text:span><text:span text:style-name="T672">10</text:span><text:span text:style-name="T662">本)</text:span><text:bookmark-end text:name="能量、儲量 (第10本)"/></text:p>
          <text:list>
            <text:list-item>
              <text:p text:style-name="P135"><text:span text:style-name="T816">類星體</text:span><text:span text:style-name="T753">，紅移、亮度、超光速噴流、</text:span><text:span text:style-name="T754">柏拉圖、洞穴理論、活動星系核</text:span><text:span text:style-name="T753">。</text:span></text:p>
            </text:list-item>
            <text:list-item>
              <text:p text:style-name="P136"><text:span text:style-name="T820">麥</text:span><text:span text:style-name="T661">斯威爾</text:span><text:span text:style-name="T816">妖</text:span><text:span text:style-name="T753">，第二型永動機、三稜鏡、光、紫光、紅光、</text:span><text:span text:style-name="T758">雙狹縫實驗、洞、隔板、</text:span><text:span text:style-name="T753">高通濾波器</text:span><text:span text:style-name="T758">、低通濾波器、帶通濾波器</text:span><text:span text:style-name="T753">。</text:span></text:p>
            </text:list-item>
            <text:list-item>
              <text:p text:style-name="P137"><text:span text:style-name="T821">力譜</text:span><text:span text:style-name="T758">，</text:span><text:span text:style-name="T747">可觸</text:span><text:span text:style-name="T758">力譜、不可觸力譜、光譜、可見光譜、不可見光譜、</text:span><text:span text:style-name="T761">宗量、</text:span><text:span text:style-name="T758">可</text:span><text:span text:style-name="T578">&lt;?</text:span><text:span text:style-name="T579">a</text:span><text:span text:style-name="T761">&gt;</text:span><text:span text:style-name="T758">譜、不可</text:span><text:span text:style-name="T578">&lt;?</text:span><text:span text:style-name="T579">a</text:span><text:span text:style-name="T761">&gt;</text:span><text:span text:style-name="T758">譜、</text:span><text:span text:style-name="T578">X光</text:span><text:span text:style-name="T758">線。</text:span></text:p>
            </text:list-item>
            <text:list-item>
              <text:p text:style-name="P138"><text:span text:style-name="T822">相態</text:span><text:span text:style-name="T764">，</text:span><text:span text:style-name="T758">相同層級</text:span><text:span text:style-name="T764">相態、三相態、水、空間、相態</text:span><text:span text:style-name="T758">層級、</text:span><text:span text:style-name="T593">第</text:span><text:span text:style-name="T594">0層級相態</text:span><text:span text:style-name="T764">。</text:span></text:p>
            </text:list-item>
            <text:list-item>
              <text:p text:style-name="P139"><text:span text:style-name="T666">重力波</text:span><text:span text:style-name="T764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2">能量、儲量 (第</text:span><text:span text:style-name="T672">11</text:span><text:span text:style-name="T662">本)</text:span><text:bookmark-end text:name="能量、儲量 (第11本)"/></text:p>
          <text:list>
            <text:list-item>
              <text:p text:style-name="P141"><text:span text:style-name="T667">量子</text:span><text:span text:style-name="T764">，固態型行星、液態型行星、氣態型行星、電漿型行星、地表</text:span><text:span text:style-name="T777">、地殼、地幔、普朗克、</text:span><text:span text:style-name="T778">銀原子束、愛因斯坦、光電效應、量子穿隧現象、超導體、</text:span><text:span text:style-name="T774">庫博對、粒子、波、冰塊、霧、小碎冰、固態水、液態水、氣態水、電漿態水、</text:span><text:span text:style-name="T595">（</text:span><text:span text:style-name="T596">a</text:span><text:span text:style-name="T595">%固態水 + </text:span><text:span text:style-name="T596">b%</text:span><text:span text:style-name="T595">液態水 + </text:span><text:span text:style-name="T596">c%</text:span><text:span text:style-name="T595">氣態水）、</text:span><text:span text:style-name="T585">（x%）</text:span><text:span text:style-name="T584">粒子 </text:span><text:span text:style-name="T585">+（100%-x%）</text:span><text:span text:style-name="T584">波、三態變化</text:span><text:span text:style-name="T594">、</text:span><text:span text:style-name="T591">第</text:span><text:span text:style-name="T592">a</text:span><text:span text:style-name="T775">層級相態的水</text:span><text:span text:style-name="T584">、</text:span><text:span text:style-name="T593">第</text:span><text:span text:style-name="T594">0層級相態</text:span><text:span text:style-name="T775">的水、</text:span><text:span text:style-name="T586">波粒二象性、</text:span><text:span text:style-name="T776">體積、形狀、顏色、自旋頻率、自旋震幅、自旋相位差、電子、夸克、波爾、量子疊加態、</text:span><text:span text:style-name="T779">薛丁格的貓</text:span><text:span text:style-name="T764">、</text:span><text:span text:style-name="T776">測不準原理、海森堡、力場、磁場、反推出、扭力、扭轉角度、自轉、</text:span><text:span text:style-name="T780">關鍵字 精簡版列表</text:span><text:span text:style-name="T764">。</text:span></text:p>
            </text:list-item>
          </text:list>
        </text:list-item>
        <text:list-item>
          <text:p text:style-name="P142"><text:bookmark-start text:name="能量、儲量 (第12本)"/><text:span text:style-name="T662">能量、儲量 (第</text:span><text:span text:style-name="T672">1</text:span><text:span text:style-name="T673">2</text:span><text:span text:style-name="T662">本)</text:span><text:bookmark-end text:name="能量、儲量 (第12本)"/></text:p>
          <text:list>
            <text:list-item>
              <text:p text:style-name="P143"><text:span text:style-name="T824">宗態</text:span><text:span text:style-name="T764">，命名方式、命名規則、命名規律、</text:span><text:span text:style-name="T776">宗態層級、第</text:span><text:span text:style-name="T607">零</text:span><text:span text:style-name="T776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7">無限分割、無限細分、上帝不擲骰子、</text:span><text:span text:style-name="T591">第</text:span><text:span text:style-name="T598">a層級宗量、空氣、水、土壤、絕對零度、自轉速度、</text:span><text:span text:style-name="T864">宗速運動</text:span><text:span text:style-name="T590">頻率</text:span><text:span text:style-name="T787">、靜者恆靜、動者恆動、都普勒效應</text:span><text:span text:style-name="T784">、拋物</text:span><text:span text:style-name="T589">線運動</text:span><text:span text:style-name="T784">、垂直加速度</text:span><text:span text:style-name="T787">、</text:span><text:span text:style-name="T587">小繩子、繩速、減速度運動、</text:span><text:span text:style-name="T588">&lt;?</text:span><text:span text:style-name="T589">a&gt;個</text:span><text:span text:style-name="T784">體型態譜、</text:span><text:span text:style-name="T589">第a層</text:span><text:span text:style-name="T784">級個體型態譜、波長</text:span><text:span text:style-name="T764">。</text:span></text:p>
            </text:list-item>
          </text:list>
        </text:list-item>
        <text:list-item>
          <text:p text:style-name="P142"><text:bookmark-start text:name="能量、儲量 (第13本)"/><text:span text:style-name="T662">能量、儲量 (第</text:span><text:span text:style-name="T672">1</text:span><text:span text:style-name="T673">3</text:span><text:span text:style-name="T662">本)</text:span><text:bookmark-end text:name="能量、儲量 (第13本)"/></text:p>
          <text:list>
            <text:list-item>
              <text:p text:style-name="P144"><text:span text:style-name="T824">宗態譜</text:span><text:span text:style-name="T776">，速度、</text:span><text:span text:style-name="T600">速率 小於 零、絕對零度</text:span><text:span text:style-name="T568">、</text:span><text:span text:style-name="T600">第</text:span><text:span text:style-name="T601">a層級宗</text:span><text:span text:style-name="T602">態個體</text:span><text:span text:style-name="T600">、傅立葉轉換、</text:span><text:span text:style-name="T782">淺</text:span><text:span text:style-name="T783">橙</text:span><text:span text:style-name="T782">光型態譜水、減速度運</text:span><text:span text:style-name="T597">動、RGB、ESL、</text:span><text:span text:style-name="T782">色調值、濃度值、亮度值、</text:span><text:span text:style-name="T862">紅移、紫移、宗量層級、乙太、</text:span><text:span text:style-name="T586">第</text:span><text:span text:style-name="T606">a層級相態個體、</text:span><text:span text:style-name="T864">宗速運動</text:span><text:span text:style-name="T862">頻率、</text:span><text:span text:style-name="T790">光、電磁波 是 一群粒子</text:span><text:span text:style-name="T764">。</text:span></text:p>
            </text:list-item>
            <text:list-item>
              <text:p text:style-name="P354"><text:span text:style-name="T1">三稜鏡</text:span>，。</text:p>
            </text:list-item>
            <text:list-item>
              <text:p text:style-name="P355"><text:span text:style-name="T1">位力場</text:span>，力極、電磁場、磁極。</text:p>
            </text:list-item>
            <text:list-item>
              <text:p text:style-name="P143"><text:span text:style-name="T674">F=</text:span><text:span text:style-name="T675">ma</text:span><text:span text:style-name="T785">，</text:span><text:span text:style-name="T608">既視感、超直覺、預知未來、時間速度、時間位移量、時間變化量、</text:span><text:span text:style-name="T609">能量時間、</text:span><text:span text:style-name="T586">質量</text:span><text:span text:style-name="T612">位移</text:span><text:span text:style-name="T608">、</text:span><text:span text:style-name="T609">空間域、空間場、</text:span><text:span text:style-name="T611">3</text:span><text:span text:style-name="T609">維時間、</text:span><text:span text:style-name="T611">3</text:span><text:span text:style-name="T609">維同心圓、</text:span><text:span text:style-name="T608">普朗克常數、</text:span><text:span text:style-name="T863">光速</text:span><text:span text:style-name="T608"> = 頻率 * 波長、</text:span><text:span text:style-name="T865">公轉頻率、</text:span><text:span text:style-name="T617">振幅 越大，(</text:span><text:span text:style-name="T608">波長 * </text:span><text:span text:style-name="T864">宗速運動</text:span><text:span text:style-name="T608">頻率) 越小</text:span><text:span text:style-name="T764">。</text:span></text:p>
            </text:list-item>
          </text:list>
        </text:list-item>
        <text:list-item>
          <text:p text:style-name="P145"><text:bookmark-start text:name="能量、儲量 (第14本)"/><text:span text:style-name="T662">能量、儲量 (第</text:span><text:span text:style-name="T672">1</text:span><text:span text:style-name="T678">4</text:span><text:span text:style-name="T662">本)</text:span><text:bookmark-end text:name="能量、儲量 (第14本)"/></text:p>
          <text:list>
            <text:list-item>
              <text:p text:style-name="P146"><text:span text:style-name="T869">宗速</text:span><text:span text:style-name="T613">，宗速運動頻率、</text:span><text:span text:style-name="T867">宗速運動</text:span><text:span text:style-name="T866">路徑長</text:span><text:span text:style-name="T865">、宗態譜、</text:span><text:span text:style-name="T615">螺旋線運動、</text:span><text:span text:style-name="T791">電磁核群</text:span><text:span text:style-name="T615">、太陽系、</text:span><text:span text:style-name="T865">公轉頻率、光、電磁波 是 一群粒子、光、電磁波 不是 波、粒子、飛行</text:span><text:span text:style-name="T618">舞動、</text:span><text:span text:style-name="T865">候鳥</text:span><text:span text:style-name="T618">、V字形</text:span><text:span text:style-name="T865">、鳥群 聚在一起、魚群、腳踏車競賽、破風者、追風者、</text:span><text:span text:style-name="T750">道路型光痕、擾動型光痕、</text:span><text:span text:style-name="T614">星系</text:span><text:span text:style-name="T750">型光痕</text:span><text:span text:style-name="T590">、</text:span><text:span text:style-name="T864">宗速運動</text:span><text:span text:style-name="T615">頻率</text:span><text:span text:style-name="T784">、拋物</text:span><text:span text:style-name="T589">線運動</text:span><text:span text:style-name="T784">、垂直加速度、</text:span><text:span text:style-name="T616">吸引力 越高</text:span><text:span text:style-name="T788">、橢圓運動、螺旋線運動、太陽、</text:span><text:span text:style-name="T610">電磁</text:span><text:span text:style-name="T571">域、石頭、文明、生命、</text:span><text:span text:style-name="T790">星系</text:span><text:span text:style-name="T614">公轉</text:span><text:span text:style-name="T789">週期、電中性、中子、電子、分形、</text:span><text:span text:style-name="T790">聲音 向外 擴散 是 一群粒子 向外擴散、蠟燭、磁鐵、磁力、閉環迴路、飛機起降、候鳥遷移、無線電路、音叉、地球、重力波、繩子安全網</text:span><text:span text:style-name="T747">、向</text:span><text:span text:style-name="T790">外擴散、一群（函數）粒子</text:span><text:span text:style-name="T764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9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1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3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2">θ波、反覆練習、機械語言、機械碼、組合語言</text:span><text:span text:style-name="T313">。</text:span></text:p>
            </text:list-item>
            <text:list-item>
              <text:p text:style-name="P107"><text:span text:style-name="T825">意識</text:span><text:span text:style-name="T796">，肉質層型意識、意識層型意識、音樂盒、發條、意識源層級、</text:span><text:span text:style-name="T621">AI、</text:span><text:span text:style-name="T796">程式、遙視、第</text:span><text:span text:style-name="T623">0</text:span><text:span text:style-name="T622">層級意識、意識層級、俄羅斯娃娃、衣服、海水、深度、高度、思覺、</text:span><text:span text:style-name="T795">冥想、心靈平靜</text:span><text:span text:style-name="T797">、心流、無我、虛無、認知、思考、想法、</text:span><text:span text:style-name="T626">輝光、青蛙實驗、火車、思覺謬誤、帕金森氏症、聽覺、</text:span><text:span text:style-name="T398">自回饋系統</text:span><text:span text:style-name="T796">、</text:span><text:span text:style-name="T798">意識存在、意識變化。</text:span></text:p>
            </text:list-item>
            <text:list-item>
              <text:p text:style-name="P108"><text:span text:style-name="T644">意識感測</text:span><text:span text:style-name="T622">，皮膚、觸覺、聯覺。</text:span></text:p>
            </text:list-item>
            <text:list-item>
              <text:p text:style-name="P109"><text:span text:style-name="T868">意識 與 肉質層、意識層</text:span><text:span text:style-name="T857">，思想、周遭環境、第</text:span><text:span text:style-name="T625">x</text:span><text:span text:style-name="T858">層級</text:span><text:span text:style-name="T624">型態</text:span><text:span text:style-name="T857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9"> (第1本)</text:span></text:p>
          <text:list>
            <text:list-item>
              <text:p text:style-name="P147"><text:span text:style-name="T66">優越感</text:span><text:span text:style-name="T122">，</text:span><text:span text:style-name="T380">阿茲特克</text:span><text:span text:style-name="T122">、</text:span><text:span text:style-name="T380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3">冷漠</text:span><text:span text:style-name="T750">，。</text:span></text:p>
            </text:list-item>
            <text:list-item>
              <text:p text:style-name="P148"><text:span text:style-name="T813">感受</text:span><text:span text:style-name="T750">，心流。</text:span></text:p>
            </text:list-item>
            <text:list-item>
              <text:p text:style-name="P149"><text:span text:style-name="T813">偽善</text:span><text:span text:style-name="T750">，</text:span><text:span text:style-name="T763">直接、親自、和尚、直接、間接、系統、</text:span><text:span text:style-name="T750">大家長、</text:span><text:span text:style-name="T763">防止跌倒的衣服</text:span><text:span text:style-name="T750">。</text:span></text:p>
            </text:list-item>
            <text:list-item>
              <text:p text:style-name="P197"><text:span text:style-name="T662">P</text:span><text:span text:style-name="T659">UA</text:span><text:span text:style-name="T747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9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9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9"> (第1本)</text:span></text:p>
          <text:list>
            <text:list-item>
              <text:p text:style-name="P356"><text:span text:style-name="T37">黃金比例</text:span><text:span text:style-name="T904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4">。</text:span></text:p>
            </text:list-item>
            <text:list-item>
              <text:p text:style-name="P357"><text:span text:style-name="T1">三角形</text:span>，。</text:p>
            </text:list-item>
            <text:list-item>
              <text:p text:style-name="P358"><text:span text:style-name="T41">開根號</text:span><text:span text:style-name="T908">，</text:span><text:span text:style-name="T304">畢氏定理</text:span><text:span text:style-name="T908">。</text:span></text:p>
            </text:list-item>
            <text:list-item>
              <text:p text:style-name="P359"><text:span text:style-name="T38">符號</text:span><text:span text:style-name="T39">層級</text:span>，層級符號、//、<text:span text:style-name="T376">？？？</text:span>、<text:span text:style-name="T905">+、*</text:span>。</text:p>
            </text:list-item>
            <text:list-item>
              <text:p text:style-name="P360"><text:span text:style-name="T116">圓形</text:span><text:span text:style-name="T300">，半</text:span><text:span text:style-name="T394">球體</text:span><text:span text:style-name="T300">、</text:span><text:span text:style-name="T394">？？？</text:span><text:span text:style-name="T300">、</text:span><text:span text:style-name="T415">？？？</text:span><text:span text:style-name="T421">正方形</text:span><text:span text:style-name="T300">。</text:span></text:p>
            </text:list-item>
            <text:list-item>
              <text:p text:style-name="P361"><text:span text:style-name="T427">重心</text:span><text:span text:style-name="T117">坐標系</text:span><text:span text:style-name="T301">，。</text:span></text:p>
            </text:list-item>
            <text:list-item>
              <text:p text:style-name="P362"><text:span text:style-name="T40">空白運算子</text:span><text:span text:style-name="T907">，。</text:span></text:p>
            </text:list-item>
            <text:list-item>
              <text:p text:style-name="P363"><text:span text:style-name="T42">微積分</text:span><text:span text:style-name="T912">，。</text:span></text:p>
            </text:list-item>
            <text:list-item>
              <text:p text:style-name="P363"><text:span text:style-name="T1">進制</text:span>，。</text:p>
            </text:list-item>
            <text:list-item>
              <text:p text:style-name="P364"><text:span text:style-name="T428">關係波形</text:span>，。</text:p>
            </text:list-item>
          </text:list>
        </text:list-item>
        <text:list-item>
          <text:p text:style-name="P368">歷史<text:span text:style-name="T120"> (第1本)</text:span></text:p>
          <text:list>
            <text:list-item>
              <text:p text:style-name="P365"><text:span text:style-name="T1">哲學、神學、科學</text:span>，。</text:p>
            </text:list-item>
            <text:list-item>
              <text:p text:style-name="P366"><text:span text:style-name="T43">人類文明</text:span>，。</text:p>
            </text:list-item>
            <text:list-item>
              <text:p text:style-name="P367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9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4">綁定權利制、催化劑、馬太效應、熱平衡、長鞭效應、</text:span><text:span text:style-name="T459">m / 0</text:span><text:span text:style-name="T460">、尼采、孩童、駱駝</text:span><text:span text:style-name="T459">、老鼠烏托邦、</text:span><text:span text:style-name="T460">給高司一罐啤酒、賭博末世錄</text:span><text:span text:style-name="T459">、</text:span><text:span text:style-name="T461">雄雄戀、</text:span><text:span text:style-name="T462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4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10">資本</text:span><text:span text:style-name="T909">，</text:span><text:span text:style-name="T187">世襲、</text:span><text:span text:style-name="T800">貧窮陷阱</text:span><text:span text:style-name="T909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10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9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7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4">佛家</text:span><text:span text:style-name="T842">，</text:span><text:span text:style-name="T843">現實沉浸感、</text:span><text:span text:style-name="T396">連莊</text:span><text:span text:style-name="T562">、百家樂、</text:span><text:span text:style-name="T842">業力</text:span><text:span text:style-name="T563">層級、第一層級</text:span><text:span text:style-name="T842">業力、</text:span><text:span text:style-name="T403">大棕熊</text:span><text:span text:style-name="T842">、被害妄想症</text:span><text:span text:style-name="T564">、PUA</text:span><text:span text:style-name="T842">、</text:span><text:span text:style-name="T564">煤氣燈效應、楚門的世界、</text:span><text:span text:style-name="T567">一九八四</text:span><text:span text:style-name="T566">、</text:span><text:span text:style-name="T844">喬治</text:span><text:span text:style-name="T565">·</text:span><text:span text:style-name="T844">歐威爾</text:span><text:span text:style-name="T842">、影片、</text:span><text:span text:style-name="T403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4">般若波羅蜜多心經</text:span><text:span text:style-name="T835">，蟻咬症、無痛症、</text:span><text:span text:style-name="T561">拉普拉斯的惡魔、盲臉症</text:span><text:span text:style-name="T835">。</text:span></text:p>
                </text:list-item>
                <text:list-item>
                  <text:p text:style-name="P258"><text:span text:style-name="T852">華嚴經</text:span><text:span text:style-name="T836">，。</text:span></text:p>
                </text:list-item>
                <text:list-item>
                  <text:p text:style-name="P258"><text:span text:style-name="T852">法華經</text:span><text:span text:style-name="T836">，。</text:span></text:p>
                </text:list-item>
                <text:list-item>
                  <text:p text:style-name="P258"><text:span text:style-name="T852">淨土經</text:span><text:span text:style-name="T836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50">卦象</text:span><text:span text:style-name="T834">，。</text:span></text:p>
                </text:list-item>
                <text:list-item>
                  <text:p text:style-name="P259"><text:span text:style-name="T850">納甲占法</text:span><text:span text:style-name="T834">，。</text:span></text:p>
                </text:list-item>
                <text:list-item>
                  <text:p text:style-name="P259"><text:span text:style-name="T850">易經</text:span><text:span text:style-name="T834">，。</text:span></text:p>
                </text:list-item>
                <text:list-item>
                  <text:p text:style-name="P261"><text:span text:style-name="T583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59"><text:span text:style-name="T850">易經的問題</text:span><text:span text:style-name="T834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80">聖獸、</text:span><text:span text:style-name="T581">龍、</text:span><text:span text:style-name="T762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8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3">2062 的預言、</text:span><text:span text:style-name="T882">認定的歷史（一）</text:span><text:span text:style-name="T876">，。</text:span></text:p>
                </text:list-item>
                <text:list-item>
                  <text:p text:style-name="P198"><text:span text:style-name="T453">2062 的預言、</text:span><text:span text:style-name="T882">認定的歷史（二）</text:span><text:span text:style-name="T876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3">KFK 的預言、</text:span><text:span text:style-name="T882">認定的歷史</text:span><text:span text:style-name="T876">，。</text:span></text:p>
                </text:list-item>
                <text:list-item>
                  <text:p text:style-name="P198"><text:span text:style-name="T882">查驗</text:span><text:span text:style-name="T876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9">肉質層</text:span><text:span text:style-name="T742">世界</text:span><text:span text:style-name="T743">、物</text:span><text:span text:style-name="T742">質世界</text:span><text:span text:style-name="T743">、</text:span><text:span text:style-name="T549">意識層</text:span><text:span text:style-name="T742">世界</text:span><text:span text:style-name="T743">、</text:span><text:span text:style-name="T550">反</text:span><text:span text:style-name="T743">物</text:span><text:span text:style-name="T742">質世界</text:span><text:span text:style-name="T743">、</text:span><text:span text:style-name="T551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7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7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1">麥子、</text:span><text:span text:style-name="T491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9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5">第</text:span><text:span text:style-name="T386">1節</text:span><text:span text:style-name="T411"> ~ </text:span><text:span text:style-name="T385">第</text:span><text:span text:style-name="T386">1</text:span><text:span text:style-name="T385">9</text:span><text:span text:style-name="T386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6">替我警戒他們</text:span><text:span text:style-name="T875">、</text:span><text:span text:style-name="T879">稜鏡計畫、竊聽風暴、電影</text:span><text:span text:style-name="T455">、</text:span><text:span text:style-name="T875">監視、監控、偷窺、竊聽、入侵、</text:span><text:span text:style-name="T880">帶血的物、</text:span><text:span text:style-name="T881">葷食、（人類 認定的）素食、賽車跑道、高速公路、交流道、</text:span><text:span text:style-name="T880">不帶血的物、</text:span><text:span text:style-name="T881">素食、無機體個體</text:span><text:span text:style-name="T879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7">錢、金融系統、囤積、交易、壟斷、均衡保障、大卡、德</text:span><text:span text:style-name="T878">、無己、愛</text:span><text:span text:style-name="T877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6">亞哈斯王</text:span><text:span text:style-name="T365">、</text:span><text:span text:style-name="T418">塞爾維亞先知</text:span><text:span text:style-name="T366">、</text:span><text:span text:style-name="T416">挪威</text:span><text:span text:style-name="T417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7">第1</text:span><text:span text:style-name="T537">7</text:span><text:span text:style-name="T527">章</text:span><text:span text:style-name="T543">，</text:span><text:span text:style-name="T740">文明聯盟、</text:span><text:span text:style-name="T733">投影世界觀、</text:span><text:span text:style-name="T741">皮亞杰、認知發展</text:span><text:span text:style-name="T740">。</text:span></text:p>
                    </text:list-item>
                    <text:list-item>
                      <text:p text:style-name="P339"><text:span text:style-name="T527">第41章</text:span><text:span text:style-name="T543">，</text:span><text:span text:style-name="T732">以耶和華為喜樂，以</text:span><text:span text:style-name="T542">以色列</text:span><text:span text:style-name="T733">的</text:span><text:span text:style-name="T732">聖者為誇耀、</text:span><text:span text:style-name="T734">啟示錄第十二章的婦</text:span><text:span text:style-name="T735">人、</text:span><text:span text:style-name="T400">錫安</text:span><text:span text:style-name="T732">、</text:span><text:span text:style-name="T736">物質文明、精神文明、新生文明。</text:span></text:p>
                    </text:list-item>
                    <text:list-item>
                      <text:p text:style-name="P339"><text:span text:style-name="T527">第4</text:span><text:span text:style-name="T535">2</text:span><text:span text:style-name="T527">章</text:span><text:span text:style-name="T543">，</text:span><text:span text:style-name="T734">啟示錄第十二章的婦</text:span><text:span text:style-name="T735">人、</text:span><text:span text:style-name="T732">啟示錄、</text:span><text:span text:style-name="T738">紅馬、</text:span><text:span text:style-name="T737">西拉、香格里拉</text:span><text:span text:style-name="T735">。</text:span></text:p>
                    </text:list-item>
                    <text:list-item>
                      <text:p text:style-name="P339"><text:span text:style-name="T527">第4</text:span><text:span text:style-name="T534">3</text:span><text:span text:style-name="T527">章</text:span><text:span text:style-name="T543">，百詩集、閃電、東方、</text:span><text:span text:style-name="T733">雙重應驗</text:span><text:span text:style-name="T543">、三</text:span><text:span text:style-name="T733">重應驗、多重應驗</text:span><text:span text:style-name="T739">、</text:span><text:span text:style-name="T737">罪孽、佛家、業力、</text:span><text:span text:style-name="T545">以諾書、</text:span><text:span text:style-name="T544">Watchers、</text:span><text:span text:style-name="T546">教宗預言</text:span><text:span text:style-name="T543">、</text:span><text:span text:style-name="T739">蜥蜴人、</text:span><text:span text:style-name="T547">UFO</text:span><text:span text:style-name="T73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2">以西結書、</text:span><text:span text:style-name="T701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4">第</text:span><text:span text:style-name="T399">12</text:span><text:span text:style-name="T404">章</text:span><text:span text:style-name="T765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3">第</text:span><text:span text:style-name="T527">2</text:span><text:span text:style-name="T534">章</text:span><text:span text:style-name="T505">，</text:span><text:span text:style-name="T702">以西結書</text:span><text:span text:style-name="T70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7">神、預言 (</text:span><text:span text:style-name="T539">路加福音</text:span><text:span text:style-name="T527">)</text:span></text:p>
              <text:list>
                <text:list-item>
                  <text:p text:style-name="P339"><text:span text:style-name="T729">假定，路加福音 是 暗喻、隱喻、提示</text:span><text:span text:style-name="T730">（基督教 認定的）</text:span><text:span text:style-name="T729">末日審判的 預言</text:span><text:span text:style-name="T745">，。</text:span></text:p>
                </text:list-item>
                <text:list-item>
                  <text:p text:style-name="P341"><text:span text:style-name="T527">路加福音</text:span><text:span text:style-name="T543">。</text:span></text:p>
                </text:list-item>
              </text:list>
            </text:list-item>
            <text:list-item>
              <text:p text:style-name="P349"><text:span text:style-name="T733">神、預言</text:span><text:span text:style-name="T548"> (</text:span><text:span text:style-name="T552">摩西升天記</text:span><text:span text:style-name="T548">)</text:span></text:p>
              <text:list>
                <text:list-item>
                  <text:p text:style-name="P341"><text:span text:style-name="T369">假定，</text:span><text:span text:style-name="T731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5">摩西升天記</text:span><text:span text:style-name="T582">。</text:span></text:p>
                </text:list-item>
              </text:list>
            </text:list-item>
            <text:list-item>
              <text:p text:style-name="P350"><text:span text:style-name="T733">神、預言</text:span><text:span text:style-name="T548"> (撒耳母記</text:span><text:span text:style-name="T746">下</text:span><text:span text:style-name="T548">)</text:span></text:p>
              <text:list>
                <text:list-item>
                  <text:p text:style-name="P339"><text:span text:style-name="T369">假定，</text:span><text:span text:style-name="T536">撒耳母記</text:span><text:span text:style-name="T731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4">撒耳母記</text:span><text:span text:style-name="T823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22:42:38.417000000</dc:date>
    <meta:editing-duration>P212DT5H33M8S</meta:editing-duration>
    <meta:editing-cycles>9843</meta:editing-cycles>
    <meta:document-statistic meta:table-count="0" meta:image-count="0" meta:object-count="0" meta:page-count="1" meta:paragraph-count="544" meta:word-count="15057" meta:character-count="16472" meta:non-whitespace-character-count="16175"/>
  </office:meta>
</office:document-meta>
</file>